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4d4f2" officeooo:paragraph-rsid="0014d4f2"/>
    </style:style>
    <style:style style:name="P2" style:family="paragraph" style:parent-style-name="Standard">
      <style:text-properties officeooo:rsid="0014d4f2" officeooo:paragraph-rsid="0014d4f2"/>
    </style:style>
    <style:style style:name="P3" style:family="paragraph" style:parent-style-name="Standard">
      <style:text-properties fo:font-weight="normal" officeooo:rsid="0014d4f2" officeooo:paragraph-rsid="0014d4f2" style:font-weight-asian="normal" style:font-weight-complex="normal"/>
    </style:style>
    <style:style style:name="P4" style:family="paragraph" style:parent-style-name="Standard">
      <style:text-properties style:font-name="Liberation Serif1" fo:font-weight="bold" officeooo:rsid="002c2026" officeooo:paragraph-rsid="002c2026" style:font-weight-asian="bold" style:font-weight-complex="bold"/>
    </style:style>
    <style:style style:name="P5" style:family="paragraph" style:parent-style-name="Standard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Liberation Serif1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Nimbus Mono L" officeooo:rsid="0018c0cb" officeooo:paragraph-rsid="0018c0cb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Nimbus Mono L" officeooo:rsid="001daf4e" officeooo:paragraph-rsid="001daf4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Nimbus Mono L" officeooo:rsid="00228bfc" officeooo:paragraph-rsid="00228bfc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4d4f2" officeooo:paragraph-rsid="0014d4f2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793d8" officeooo:paragraph-rsid="001793d8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daf4e" officeooo:paragraph-rsid="001daf4e" style:font-weight-asian="normal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228bfc" officeooo:paragraph-rsid="00228bfc" style:font-weight-asian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Nimbus Mono L" officeooo:rsid="0014d4f2" officeooo:paragraph-rsid="0014d4f2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c2026" officeooo:paragraph-rsid="002c2026" style:font-weight-asian="bold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erif1" officeooo:rsid="0015a9ff" officeooo:paragraph-rsid="0015a9ff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erif1" officeooo:rsid="0018c0cb" officeooo:paragraph-rsid="0018c0cb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erif1" officeooo:rsid="001bf7c4" officeooo:paragraph-rsid="001bf7c4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erif1" officeooo:rsid="001c9a66" officeooo:paragraph-rsid="001c9a66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officeooo:rsid="001c9da1" officeooo:paragraph-rsid="001c9da1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erif1" officeooo:rsid="001efe12" officeooo:paragraph-rsid="001efe12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1" officeooo:rsid="00228bfc" officeooo:paragraph-rsid="00228bfc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5a9ff" officeooo:paragraph-rsid="0015a9ff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793d8" officeooo:paragraph-rsid="001793d8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bf7c4" officeooo:paragraph-rsid="001bf7c4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a66" officeooo:paragraph-rsid="001c9a66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da1" officeooo:paragraph-rsid="001c9da1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436a2" officeooo:paragraph-rsid="002436a2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822dc" officeooo:paragraph-rsid="002822dc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9acfd" officeooo:paragraph-rsid="0029acfd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b8775" officeooo:paragraph-rsid="002b8775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c23fc" officeooo:paragraph-rsid="002c23f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37" style:family="paragraph" style:parent-style-name="Table_20_Contents">
      <style:text-properties style:font-name="Liberation Serif1" officeooo:rsid="002436a2" officeooo:paragraph-rsid="002436a2"/>
    </style:style>
    <style:style style:name="P38" style:family="paragraph" style:parent-style-name="Table_20_Contents">
      <style:text-properties style:font-name="Liberation Serif1" fo:font-weight="bold" officeooo:rsid="0025e9ed" officeooo:paragraph-rsid="0025e9ed" style:font-weight-asian="bold" style:font-weight-complex="bold"/>
    </style:style>
    <style:style style:name="P39" style:family="paragraph" style:parent-style-name="Table_20_Contents">
      <style:text-properties style:font-name="Liberation Serif1" fo:font-style="normal" style:text-underline-style="none" fo:font-weight="normal" officeooo:rsid="002436a2" officeooo:paragraph-rsid="002436a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822dc" officeooo:paragraph-rsid="002822dc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9acfd" officeooo:paragraph-rsid="0029acfd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erif1" fo:font-size="12pt" style:text-underline-style="none" fo:font-weight="normal" officeooo:rsid="002c23fc" officeooo:paragraph-rsid="002c23fc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text-properties style:font-name="Liberation Serif1" fo:font-weight="bold" officeooo:rsid="002be149" officeooo:paragraph-rsid="002be149" style:font-weight-asian="bold" style:font-weight-complex="bold"/>
    </style:style>
    <style:style style:name="P44" style:family="paragraph" style:parent-style-name="Standard">
      <style:text-properties style:font-name="Liberation Serif1" style:text-underline-style="none" fo:font-weight="normal" officeooo:rsid="002be149" officeooo:paragraph-rsid="002be149" style:font-weight-asian="normal" style:font-weight-complex="normal"/>
    </style:style>
    <style:style style:name="P45" style:family="paragraph" style:parent-style-name="Standard" style:list-style-name="L2">
      <style:text-properties style:font-name="Liberation Serif1" fo:font-size="12pt" style:text-underline-style="none" fo:font-weight="normal" officeooo:rsid="002d2476" officeooo:paragraph-rsid="002d2476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text-properties style:font-name="Liberation Serif1" fo:font-size="12pt" style:text-underline-style="none" fo:font-weight="normal" officeooo:rsid="003024eb" officeooo:paragraph-rsid="003024eb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text-properties style:font-name="Liberation Serif1" fo:font-size="12pt" style:text-underline-style="none" fo:font-weight="normal" officeooo:rsid="0030553a" officeooo:paragraph-rsid="0030553a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text-properties style:font-name="Liberation Serif1" fo:font-size="12pt" style:text-underline-style="none" fo:font-weight="normal" officeooo:rsid="00315838" officeooo:paragraph-rsid="00315838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text-properties style:font-name="Liberation Serif1" fo:font-size="12pt" style:text-underline-style="none" fo:font-weight="normal" officeooo:rsid="0031f24b" officeooo:paragraph-rsid="0031f24b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text-properties style:font-name="Liberation Serif1" fo:font-size="12pt" style:text-underline-style="none" fo:font-weight="normal" officeooo:rsid="0033e4f0" officeooo:paragraph-rsid="0033e4f0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1" fo:font-size="12pt" style:text-underline-style="none" fo:font-weight="normal" officeooo:rsid="0033e4f0" officeooo:paragraph-rsid="0033e4f0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53" style:family="paragraph" style:parent-style-name="Standard" style:list-style-name="L3">
      <style:text-properties style:font-name="Liberation Serif1" fo:font-size="12pt" fo:font-weight="bold" officeooo:rsid="0030553a" officeooo:paragraph-rsid="0030553a" style:font-size-asian="10.5pt" style:font-weight-asian="bold" style:font-size-complex="12pt" style:font-weight-complex="bold"/>
    </style:style>
    <style:style style:name="P54" style:family="paragraph" style:parent-style-name="Standard" style:list-style-name="L3">
      <style:text-properties style:font-name="Liberation Serif1" fo:font-size="12pt" fo:font-weight="bold" officeooo:rsid="0031f24b" officeooo:paragraph-rsid="0031f24b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2c2026" officeooo:paragraph-rsid="002c2026" style:font-weight-asian="normal" style:font-weight-complex="normal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2d2476" officeooo:paragraph-rsid="002d247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387cc3" officeooo:paragraph-rsid="00387cc3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bold" officeooo:rsid="004c0124" officeooo:paragraph-rsid="004c012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bold" officeooo:rsid="004cefae" officeooo:paragraph-rsid="004cefae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margin-left="2.501cm" fo:margin-right="0cm" fo:text-indent="0cm" style:auto-text-indent="false"/>
      <style:text-properties style:font-name="Nimbus Mono L" fo:font-size="12pt" fo:font-weight="bold" officeooo:rsid="00387cc3" officeooo:paragraph-rsid="00387cc3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3a9c37" officeooo:paragraph-rsid="003a9c37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fo:font-weight="bold" officeooo:rsid="003ad81a" officeooo:paragraph-rsid="003ad81a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3be316" officeooo:paragraph-rsid="003be316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3c6681" officeooo:paragraph-rsid="003c6681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fo:font-weight="bold" officeooo:rsid="003c6681" officeooo:paragraph-rsid="003c668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3d3c50" officeooo:paragraph-rsid="003d3c50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24a58" officeooo:paragraph-rsid="00424a58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380cb" officeooo:paragraph-rsid="004380cb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8fd8b" officeooo:paragraph-rsid="0048fd8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a0e8e" officeooo:paragraph-rsid="004a0e8e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b06a7" officeooo:paragraph-rsid="004b06a7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b1e0d" officeooo:paragraph-rsid="004b1e0d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c0124" officeooo:paragraph-rsid="004c0124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d6ff4" officeooo:paragraph-rsid="004d6ff4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e888c" officeooo:paragraph-rsid="004e888c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1d1e2" officeooo:paragraph-rsid="0051d1e2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27ff6" officeooo:paragraph-rsid="00527ff6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4c9f7" officeooo:paragraph-rsid="0054c9f7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fo:font-weight="bold" officeooo:rsid="004cefae" officeooo:paragraph-rsid="004cefae" style:font-size-asian="10.5pt" style:font-weight-asian="bold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1" fo:font-size="12pt" officeooo:rsid="00504eb9" officeooo:paragraph-rsid="00504eb9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rsid="00504eb9" officeooo:paragraph-rsid="00504eb9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acf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af4e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482f8e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30553a" style:font-weight-asian="normal" style:font-weight-complex="normal"/>
    </style:style>
    <style:style style:name="T19" style:family="text">
      <style:text-properties style:text-underline-style="none" fo:font-weight="normal" officeooo:rsid="00315838" style:font-weight-asian="normal" style:font-weight-complex="normal"/>
    </style:style>
    <style:style style:name="T20" style:family="text">
      <style:text-properties style:text-underline-style="none" fo:font-weight="normal" officeooo:rsid="003da21d" style:font-weight-asian="normal" style:font-weight-complex="normal"/>
    </style:style>
    <style:style style:name="T21" style:family="text">
      <style:text-properties style:text-underline-style="none" fo:font-weight="normal" officeooo:rsid="0040a7be" style:font-weight-asian="normal" style:font-weight-complex="normal"/>
    </style:style>
    <style:style style:name="T22" style:family="text">
      <style:text-properties style:text-underline-style="none" fo:font-weight="normal" officeooo:rsid="00456607" style:font-weight-asian="normal" style:font-weight-complex="normal"/>
    </style:style>
    <style:style style:name="T23" style:family="text">
      <style:text-properties style:text-underline-style="none" fo:font-weight="normal" officeooo:rsid="00470b39" style:font-weight-asian="normal" style:font-weight-complex="normal"/>
    </style:style>
    <style:style style:name="T24" style:family="text">
      <style:text-properties style:text-underline-style="none" fo:font-weight="normal" officeooo:rsid="00482f8e" style:font-weight-asian="normal" style:font-weight-complex="normal"/>
    </style:style>
    <style:style style:name="T25" style:family="text">
      <style:text-properties style:text-underline-style="none" officeooo:rsid="0040a7be"/>
    </style:style>
    <style:style style:name="T26" style:family="text">
      <style:text-properties style:text-underline-style="none" officeooo:rsid="00482f8e"/>
    </style:style>
    <style:style style:name="T27" style:family="text">
      <style:text-properties officeooo:rsid="00522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butos são receitas públicas <text:span text:style-name="T1">derivadas</text:span><text:span text:style-name="T3">.</text:span></text:p>
      <text:p text:style-name="P3"/>
      <text:p text:style-name="P3">Conceito de tributo:</text:p>
      <text:p text:style-name="P15"><text:span text:style-name="T3">CTN, Art. 3º Tributo é toda </text:span><text:span text:style-name="T1">prestação pecuniária compulsória</text:span><text:span text:style-name="T3">, em </text:span><text:span text:style-name="T1">moeda ou cujo valor nela se possa exprimir</text:span><text:span text:style-name="T3">, que </text:span><text:span text:style-name="T1">não</text:span><text:span text:style-name="T3"> constitua </text:span><text:span text:style-name="T1">sanção de ato ilícito</text:span><text:span text:style-name="T3">, instituída em </text:span><text:span text:style-name="T1">lei</text:span><text:span text:style-name="T3"> e cobrada mediante atividade plenamente </text:span><text:span text:style-name="T1">vinculada</text:span><text:span text:style-name="T3">.</text:span></text:p>
      <text:p text:style-name="P10"/>
      <text:p text:style-name="P18"><text:span text:style-name="T3">A </text:span><text:span text:style-name="T1">definição</text:span><text:span text:style-name="T3"> de tributo deve se dar por meio de </text:span><text:span text:style-name="T1">lei complementar</text:span><text:span text:style-name="T3"> (CTN tem força de LC).</text:span></text:p>
      <text:p text:style-name="P25"/>
      <text:p text:style-name="P26">O pagamento de tributos deve ser feito em dinheiro:</text:p>
      <text:p text:style-name="P11">CTN, Art. 162. O pagamento é efetuado:</text:p>
      <text:p text:style-name="P11">I – em moeda corrente, cheque ou vale postal;</text:p>
      <text:p text:style-name="P11">II – nos casos previstos em lei, em estampilha, em papel selado, ou por processo mecânico.</text:p>
      <text:p text:style-name="P11"/>
      <text:p text:style-name="P19"><text:span text:style-name="T3">Mas há também a </text:span><text:span text:style-name="T1">dação em pagamento</text:span><text:span text:style-name="T3">:</text:span></text:p>
      <text:p text:style-name="P12">CTN, Art. 156. Extinguem o crédito tributário:</text:p>
      <text:p text:style-name="P7"><text:span text:style-name="T3">XI – a </text:span><text:span text:style-name="T1">dação em pagamento</text:span><text:span text:style-name="T3"> em bens </text:span><text:span text:style-name="T1">imóveis</text:span><text:span text:style-name="T3">, na forma e condições estabelecidas em </text:span><text:span text:style-name="T1">lei</text:span><text:span text:style-name="T3">.</text:span></text:p>
      <text:p text:style-name="P36"/>
      <text:p text:style-name="P20"><text:span text:style-name="T3">Tributos devem ser instituídos por </text:span><text:span text:style-name="T1">lei</text:span><text:span text:style-name="T3">, <text:s/>mas o STF tem aceitado que sejam instituídos por atos normativos com força de lei (</text:span><text:span text:style-name="T1">medida provisória</text:span><text:span text:style-name="T3">).</text:span></text:p>
      <text:p text:style-name="P27"/>
      <text:p text:style-name="P21"><text:span text:style-name="T3">Alteraç</text:span><text:span text:style-name="T4">ão</text:span><text:span text:style-name="T3"> de </text:span><text:span text:style-name="T1">alíquotas</text:span><text:span text:style-name="T3"> também se dá por meio de </text:span><text:span text:style-name="T1">lei</text:span><text:span text:style-name="T3">, mas admitem-se várias exceções.</text:span></text:p>
      <text:p text:style-name="P28"/>
      <text:p text:style-name="P22"><text:span text:style-name="T3">Tributo ser instituído por lei → requisito de </text:span><text:span text:style-name="T1">validade</text:span></text:p>
      <text:p text:style-name="P22"><text:span text:style-name="T3">Compulsoriedade da obrigação tributária → requisito de </text:span><text:span text:style-name="T1">existência</text:span></text:p>
      <text:p text:style-name="P29"/>
      <text:p text:style-name="P23"><text:span text:style-name="T3">Princípio </text:span><text:span text:style-name="T5">pecunia non olet</text:span><text:span text:style-name="T9">:</text:span></text:p>
      <text:p text:style-name="P8"><text:span text:style-name="T3">CTN, Art. 118. A </text:span><text:span text:style-name="T1">definição legal do fato gerador</text:span><text:span text:style-name="T3"> é interpretada </text:span><text:span text:style-name="T1">abstraindo-se</text:span><text:span text:style-name="T3">:</text:span></text:p>
      <text:p text:style-name="P13">I – da validade jurídica dos atos efetivamente praticados pelos contribuintes, responsáveis, ou terceiros, bem como da natureza do seu objeto ou dos seus efeitos;</text:p>
      <text:p text:style-name="P13">II – dos efeitos dos fatos efetivamente ocorridos.</text:p>
      <text:p text:style-name="P13"/>
      <text:p text:style-name="P24"><text:span text:style-name="T1">Natureza jurídica</text:span><text:span text:style-name="T3"> dos tributos:</text:span></text:p>
      <text:p text:style-name="P9"><text:span text:style-name="T3">CTN, Art. 4º A </text:span><text:span text:style-name="T1">natureza jurídica</text:span><text:span text:style-name="T3"> específica do tributo é determinada pelo </text:span><text:span text:style-name="T1">fato gerador</text:span><text:span text:style-name="T3"> da respectiva obrigação, sendo </text:span><text:span text:style-name="T1">irrelevante</text:span><text:span text:style-name="T3"> para qualificá-la:</text:span></text:p>
      <text:p text:style-name="P14">I – a denominação e demais características formais adotadas pela lei;</text:p>
      <text:p text:style-name="P14">II – a destinação legal do produto da sua arrecadação.</text:p>
      <text:p text:style-name="P1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8">Tributo vinculado x arrecadação vinculada x ato vinculado</text:p>
          </table:table-cell>
        </table:table-row>
        <table:table-row>
          <table:table-cell table:style-name="Tabela1.A2" office:value-type="string">
            <text:p text:style-name="P37">Ao dizer que um tributo é <text:span text:style-name="T1">vinculado ou não</text:span><text:span text:style-name="T3">, estamos dizendo que o </text:span><text:span text:style-name="T6">fato gerador está </text:span><text:span text:style-name="T8">vinculado ou não a uma </text:span><text:span text:style-name="T7">atividade realizada pelo Estado</text:span><text:span text:style-name="T8"> relativa ao contribuinte.</text:span><text:span text:style-name="T10"> Ex.: taxas e contribuições </text:span><text:soft-page-break/><text:span text:style-name="T10">de melhoria.</text:span></text:p>
            <text:p text:style-name="P39"/>
            <text:p text:style-name="P37"><text:span text:style-name="T10">Ao dizer que a </text:span><text:span text:style-name="T11">arrecadação</text:span><text:span text:style-name="T10"> é vinculada, estamos nos referindo a tributos cujo </text:span><text:span text:style-name="T8">destino do que foi arrecadado está vinculado ao custeio de algo previsto na lei</text:span><text:span text:style-name="T10">. Ex.: empréstimos compulsórios.</text:span></text:p>
            <text:p text:style-name="P39"/>
            <text:p text:style-name="P37"><text:span text:style-name="T10">Quanto à </text:span><text:span text:style-name="T11">atividade de cobrança</text:span><text:span text:style-name="T10">, ela é </text:span><text:span text:style-name="T7">ato administrativo vinculado</text:span><text:span text:style-name="T8">.</text:span></text:p>
          </table:table-cell>
        </table:table-row>
      </table:table>
      <text:p text:style-name="P30"/>
      <text:p text:style-name="P31">Na <text:span text:style-name="T2">CF</text:span> há tributos em que o <text:span text:style-name="T12">destino da arrecadação</text:span><text:span text:style-name="T15"> torna-se critério </text:span><text:span text:style-name="T12">relevante</text:span><text:span text:style-name="T15"> para a definição de sua </text:span><text:span text:style-name="T12">natureza jurídica</text:span><text:span text:style-name="T15"> (ex.: empréstimos compulsórios). Mas, pelo </text:span><text:span text:style-name="T16">CTN</text:span><text:span text:style-name="T15"> (art. 4º), o </text:span><text:span text:style-name="T12">destino da arrecadação</text:span><text:span text:style-name="T15"> é </text:span><text:span text:style-name="T12">irrelevante</text:span><text:span text:style-name="T15"> para definição da natureza jurídica do tributo.</text:span></text:p>
      <text:p text:style-name="P40"/>
      <text:p text:style-name="P32"><text:span text:style-name="T15">Espécies tributárias pelo </text:span><text:span text:style-name="T16">CTN</text:span><text:span text:style-name="T15">: impostos, taxas e contribuições de melhoria.</text:span></text:p>
      <text:p text:style-name="P32"><text:span text:style-name="T15">Espécies tributárias pela </text:span><text:span text:style-name="T16">CF</text:span><text:span text:style-name="T15">: impostos, taxas, <text:s/>contribuições de melhoria, </text:span><text:span text:style-name="T12">contribuições especiais e empréstimos compulsórios</text:span><text:span text:style-name="T15">.</text:span></text:p>
      <text:p text:style-name="P41"/>
      <text:p text:style-name="P33"><text:span text:style-name="T15">A </text:span><text:span text:style-name="T16">CF</text:span><text:span text:style-name="T15"> determina que todos os </text:span><text:span text:style-name="T16">impostos</text:span><text:span text:style-name="T15"> nela discriminados tenham os respectivos </text:span><text:span text:style-name="T16">FG, BC e contribuintes</text:span><text:span text:style-name="T15"> definidos em </text:span><text:span text:style-name="T16">LC</text:span><text:span text:style-name="T15">.</text:span></text:p>
      <text:list xml:id="list4749947280303778062" text:style-name="L1">
        <text:list-item>
          <text:p text:style-name="P43"><text:span text:style-name="T15">Atenção!</text:span><text:span text:style-name="T17"> A CF </text:span><text:span text:style-name="T15">não</text:span><text:span text:style-name="T17"> menciona </text:span><text:span text:style-name="T13">alíquotas</text:span><text:span text:style-name="T17">.</text:span></text:p>
        </text:list-item>
      </text:list>
      <text:p text:style-name="P44"/>
      <text:p text:style-name="P4"><text:span text:style-name="T15">Capacidade contributiva</text:span><text:span text:style-name="T17">:</text:span></text:p>
      <text:p text:style-name="P16"><text:span text:style-name="T17">CF, art. 145, §1º – </text:span><text:span text:style-name="T15">Sempre que possível</text:span><text:span text:style-name="T17">, os </text:span><text:span text:style-name="T15">impostos</text:span><text:span text:style-name="T17"> terão caráter </text:span><text:span text:style-name="T15">pessoal</text:span><text:span text:style-name="T17"> e serão graduados segundo a </text:span><text:span text:style-name="T15">capacidade econômica do contribuinte</text:span><text:span text:style-name="T17">, facultado à administração tributária, especialmente para conferir efetividade a esses objetivos, identificar, respeitados os direitos individuais e nos termos da lei, o </text:span><text:span text:style-name="T15">patrimônio</text:span><text:span text:style-name="T17">, os </text:span><text:span text:style-name="T15">rendimentos</text:span><text:span text:style-name="T17"> e as </text:span><text:span text:style-name="T15">atividades econômicas</text:span><text:span text:style-name="T17"> do contribuinte.</text:span></text:p>
      <text:p text:style-name="P55"/>
      <text:p text:style-name="P34"><text:span text:style-name="T17">A </text:span><text:span text:style-name="T15">CF</text:span><text:span text:style-name="T17"> fala apenas no princípio da capacidade contributiva para </text:span><text:span text:style-name="T15">impostos</text:span><text:span text:style-name="T17">, mas o </text:span><text:span text:style-name="T15">STF</text:span><text:span text:style-name="T17"> já afirmou que nada impede que ele seja aplicado na criação de </text:span><text:span text:style-name="T15">taxas</text:span><text:span text:style-name="T17">.</text:span></text:p>
      <text:p text:style-name="P42"/>
      <text:p text:style-name="P35"><text:span text:style-name="T15">Impostos e LC</text:span><text:span text:style-name="T17">:</text:span></text:p>
      <text:p text:style-name="P17"><text:span text:style-name="T17">CF, Art. 146. Cabe à </text:span><text:span text:style-name="T15">LC</text:span><text:span text:style-name="T17">:</text:span></text:p>
      <text:p text:style-name="P17"><text:span text:style-name="T17">III – estabelecer </text:span><text:span text:style-name="T15">normas gerais</text:span><text:span text:style-name="T17"> em matéria de legislação tributária, especialmente sobre:</text:span></text:p>
      <text:p text:style-name="P56">a) definição de tributos e suas espécies, bem como, em relação aos impostos discriminados nesta Constituição, a dos respectivos FG, BC e contribuintes.</text:p>
      <text:p text:style-name="P56"/>
      <text:p text:style-name="P35"><text:span text:style-name="T15">Exceções ao Princípio da Não Afetação dos Impostos</text:span><text:span text:style-name="T17">:</text:span></text:p>
      <text:list xml:id="list6567306459872576488" text:style-name="L2">
        <text:list-item>
          <text:p text:style-name="P45">repartição constitucional dos impostos;</text:p>
        </text:list-item>
        <text:list-item>
          <text:p text:style-name="P45">destinação de recursos para:</text:p>
          <text:list>
            <text:list-item>
              <text:p text:style-name="P45">saúde;</text:p>
            </text:list-item>
            <text:list-item>
              <text:p text:style-name="P45">desenvolvimento do ensino;</text:p>
            </text:list-item>
            <text:list-item>
              <text:p text:style-name="P45">atividade da administração tributária;</text:p>
            </text:list-item>
          </text:list>
        </text:list-item>
        <text:list-item>
          <text:p text:style-name="P45">prestação de garantias para:</text:p>
          <text:list>
            <text:list-item>
              <text:p text:style-name="P45">operações de crédito por antecipação de receita;</text:p>
            </text:list-item>
            <text:list-item>
              <text:p text:style-name="P45">União;</text:p>
            </text:list-item>
            <text:list-item>
              <text:p text:style-name="P45">pagamento de débitos para com esta.</text:p>
            </text:list-item>
          </text:list>
        </text:list-item>
      </text:list>
      <text:p text:style-name="P5"><text:soft-page-break/><text:span text:style-name="T15">Repartição das Receitas Tributárias</text:span><text:span text:style-name="T17"> (CF, arts. 157 a 162):</text:span></text:p>
      <text:list xml:id="list42273219460805030" text:style-name="L3">
        <text:list-item>
          <text:p text:style-name="P46">pertencem aos Estados/DF:</text:p>
          <text:list>
            <text:list-item>
              <text:p text:style-name="P46">IR incidente sobre rendimentos pagos por suas autarquias e fundações;</text:p>
            </text:list-item>
            <text:list-item>
              <text:p text:style-name="P52"><text:span text:style-name="T17">20% </text:span><text:span text:style-name="T18">dos impostos residuais;</text:span></text:p>
            </text:list-item>
          </text:list>
        </text:list-item>
        <text:list-item>
          <text:p text:style-name="P47">pertencem aos Municípios:</text:p>
          <text:list>
            <text:list-item>
              <text:p text:style-name="P47">IR incidente sobre rendimentos pagos por suas autarquias e fundações;</text:p>
            </text:list-item>
            <text:list-item>
              <text:p text:style-name="P53"><text:span text:style-name="T17">50% do ITR </text:span><text:span text:style-name="T19">em seu território</text:span><text:span text:style-name="T17">, ou 100% se optar por fiscalizá-lo;</text:span></text:p>
            </text:list-item>
            <text:list-item>
              <text:p text:style-name="P48">50% do IPVA em seu território;</text:p>
            </text:list-item>
            <text:list-item>
              <text:p text:style-name="P49">25% do ICMS nos seguintes termos:</text:p>
              <text:list>
                <text:list-item>
                  <text:p text:style-name="P49">no mínimo ¾ na proporção do valor adicionado em seu território;</text:p>
                </text:list-item>
                <text:list-item>
                  <text:p text:style-name="P49">até ¼ de acordo com o que dispuser lei estadual (federal no caso de território);</text:p>
                </text:list-item>
              </text:list>
            </text:list-item>
          </text:list>
        </text:list-item>
        <text:list-item>
          <text:p text:style-name="P49">a União entregará:</text:p>
          <text:list>
            <text:list-item>
              <text:p text:style-name="P49">49% do IR, da seguinte forma:</text:p>
              <text:list>
                <text:list-item>
                  <text:p text:style-name="P49">21,5% ao FPE;</text:p>
                </text:list-item>
                <text:list-item>
                  <text:p text:style-name="P49">22,5% ao FPM;</text:p>
                </text:list-item>
                <text:list-item>
                  <text:p text:style-name="P49">3% para financiamento do setor produtivo do N/NE/CO;</text:p>
                </text:list-item>
                <text:list-item>
                  <text:p text:style-name="P54"><text:span text:style-name="T17">1% ao FPM entregue no 1º decêndio de </text:span><text:span text:style-name="T15">dezembro</text:span><text:span text:style-name="T17">;</text:span></text:p>
                </text:list-item>
                <text:list-item>
                  <text:p text:style-name="P54"><text:span text:style-name="T17">1% ao FPM entregue no 1º decêndio de </text:span><text:span text:style-name="T15">julho</text:span><text:span text:style-name="T17">;</text:span></text:p>
                </text:list-item>
              </text:list>
            </text:list-item>
            <text:list-item>
              <text:p text:style-name="P49">10% do IPI aos Estados/DF na proporção do valor adicionado em seus territórios;</text:p>
            </text:list-item>
            <text:list-item>
              <text:p text:style-name="P50">29% da CIDE aos Estados/DF.</text:p>
            </text:list-item>
          </text:list>
        </text:list-item>
      </text:list>
      <text:p text:style-name="P51"/>
      <text:p text:style-name="P6"><text:span text:style-name="T17">Em relação às taxas, há </text:span><text:span text:style-name="T15">referibilidade</text:span><text:span text:style-name="T17"> da atividade estatal em relação ao contribuinte – são tributos </text:span><text:span text:style-name="T15">retributivos ou contraprestacionais</text:span><text:span text:style-name="T17">.</text:span></text:p>
      <text:p text:style-name="P57"><text:span text:style-name="T17">CTN, Art. 77. As </text:span><text:span text:style-name="T15">taxas</text:span><text:span text:style-name="T17"> cobradas pela U, E, DF e M, no âmbito de suas respectivas atribuições, têm como FG o </text:span><text:span text:style-name="T15">exercício regular do poder de polícia</text:span><text:span text:style-name="T17">, ou a </text:span><text:span text:style-name="T15">utilização, efetiva ou potencial, de serviço público específico e divisível, prestado ao contribuinte ou posto à sua disposição</text:span><text:span text:style-name="T17">.</text:span></text:p>
      <text:p text:style-name="P57"><text:span text:style-name="T17"/></text:p>
      <text:p text:style-name="P58"><text:span text:style-name="T17">CTN, Art. 79. Os serviços públicos a que se refere o artigo 77 consideram-se:</text:span></text:p>
      <text:p text:style-name="P58"><text:span text:style-name="T17">I – utilizados pelo contribuinte:</text:span></text:p>
      <text:p text:style-name="P61"><text:span text:style-name="T17">a) </text:span><text:span text:style-name="T15">efetivamente</text:span><text:span text:style-name="T17">, quando por ele usufruídos a qualquer título;</text:span></text:p>
      <text:p text:style-name="P61"><text:span text:style-name="T17">b) </text:span><text:span text:style-name="T15">potencialmente</text:span><text:span text:style-name="T17">, quando, sendo de utilização compulsória, sejam postos à </text:span><text:span text:style-name="T13">sua disposição mediante atividade administrativa em efetivo funcionamento</text:span><text:span text:style-name="T17">;</text:span></text:p>
      <text:p text:style-name="P58"><text:span text:style-name="T17">II – </text:span><text:span text:style-name="T15">específicos</text:span><text:span text:style-name="T17">, quando possam ser </text:span><text:span text:style-name="T13">destacados em unidades autônomas de intervenção</text:span><text:span text:style-name="T17">, de unidade, ou de necessidades públicas;</text:span></text:p>
      <text:p text:style-name="P58"><text:span text:style-name="T17">III – </text:span><text:span text:style-name="T15">divisíveis</text:span><text:span text:style-name="T17">, quando suscetíveis de utilização, </text:span><text:span text:style-name="T13">separadamente, por parte de cada um dos seus usuários</text:span><text:span text:style-name="T17">.</text:span></text:p>
      <text:p text:style-name="P58"><text:span text:style-name="T17"/></text:p>
      <text:p text:style-name="P62"><text:span text:style-name="T17">A </text:span><text:span text:style-name="T15">disponibilização</text:span><text:span text:style-name="T17"> do serviço deve ser </text:span><text:span text:style-name="T15">efetiva</text:span><text:span text:style-name="T17">. O que pode ser </text:span><text:span text:style-name="T15">potencial</text:span><text:span text:style-name="T17"> </text:span><text:span text:style-name="T15">ou efetivo</text:span><text:span text:style-name="T17"> é a </text:span><text:span text:style-name="T15">utilização por parte do contribuinte</text:span><text:span text:style-name="T17">.</text:span></text:p>
      <text:p text:style-name="P62"><text:span text:style-name="T17"/></text:p>
      <text:p text:style-name="P63"><text:span text:style-name="T15">Disponibilização do serviço</text:span><text:span text:style-name="T17"> → deve ser efetiva</text:span></text:p>
      <text:p text:style-name="P63"><text:span text:style-name="T15">Utilização pelo contribuinte</text:span><text:span text:style-name="T17"> → pode ser efetiva ou potencial</text:span></text:p>
      <text:p text:style-name="P63"><text:soft-page-break/><text:span text:style-name="T17"/></text:p>
      <text:p text:style-name="P64"><text:span text:style-name="T17">STF: a </text:span><text:span text:style-name="T15">prestação </text:span><text:span text:style-name="T17">do serviço pode ser </text:span><text:span text:style-name="T15">potencial</text:span><text:span text:style-name="T17"> (ou a utilização, sob a ótica do contribuinte).</text:span></text:p>
      <text:p text:style-name="P64"><text:span text:style-name="T17"/></text:p>
      <text:p text:style-name="P66"><text:span text:style-name="T17">Serviços </text:span><text:span text:style-name="T15">específicos</text:span><text:span text:style-name="T17"> → aqueles prestados </text:span><text:span text:style-name="T15">singularmente a determinado usuário</text:span></text:p>
      <text:p text:style-name="P66"><text:span text:style-name="T17">Serviços </text:span><text:span text:style-name="T15">divisíveis</text:span><text:span text:style-name="T17"> → trazem </text:span><text:span text:style-name="T15">benefícios individuais a cada usuário</text:span></text:p>
      <text:p text:style-name="P65"><text:span text:style-name="T17"/></text:p>
      <text:p text:style-name="P67"><text:span text:style-name="T17">STF, RE 643.247/SP: </text:span><text:span text:style-name="T22">Em 2017 o </text:span><text:span text:style-name="T17">STF julgou </text:span><text:span text:style-name="T15">inconstitucional</text:span><text:span text:style-name="T17"> lei municipal que instituiu taxa pelo uso efetivo ou potencial dos serviços municipais de assistência, combate e extinção de incêndios. </text:span><text:span text:style-name="T20">Motivo: a CF atribui aos estados a execução de atividades de defesa civil, incluindo a prevenção e o combate a incêndios. Por essa razão, o Município não poderia substituir o Estado, por meio da criação de um tributo específico para esse fim. </text:span><text:span text:style-name="T21">Além disso, o serviço é </text:span><text:span text:style-name="T25">indivisível</text:span><text:span text:style-name="T21"> (beneficiário é a coletividade).</text:span></text:p>
      <text:p text:style-name="P67"><text:span text:style-name="T21"/></text:p>
      <text:p text:style-name="P68"><text:span text:style-name="T25">L</text:span><text:span text:style-name="T15">impeza pública</text:span><text:span text:style-name="T17">, combate a incêndio e segurança pública </text:span><text:span text:style-name="T15">não</text:span><text:span text:style-name="T17"> podem ser custeados por taxa.</text:span></text:p>
      <text:p text:style-name="P69"><text:span text:style-name="T17">A </text:span><text:span text:style-name="T15">coleta domiciliar de lixo</text:span><text:span text:style-name="T17"> pode ser custeada por taxa </text:span><text:span text:style-name="T23">(SV 19), </text:span><text:span text:style-name="T24">mas somente se for </text:span><text:span text:style-name="T14">completamente dissociada de outros serviços públicos realizados em favor da sociedade</text:span><text:span text:style-name="T24">.</text:span></text:p>
      <text:p text:style-name="P69"><text:span text:style-name="T24"/></text:p>
      <text:p text:style-name="P70"><text:span text:style-name="T26">C</text:span><text:span text:style-name="T15">ustas judiciais</text:span><text:span text:style-name="T17"> e </text:span><text:span text:style-name="T15">emolumentos</text:span><text:span text:style-name="T17"> </text:span><text:span text:style-name="T15">de serviços notariais </text:span><text:span text:style-name="T17">são considerados taxas.</text:span></text:p>
      <text:p text:style-name="P70"><text:span text:style-name="T17"/></text:p>
      <text:p text:style-name="P71"><text:span text:style-name="T17">STF: a existência de órgão administrativo constitui elemento para se concluir que </text:span><text:span text:style-name="T13">houve o efetivo exercício</text:span><text:span text:style-name="T17"> do poder de polícia.</text:span></text:p>
      <text:p text:style-name="P71"><text:span text:style-name="T17"/></text:p>
      <text:p text:style-name="P72"><text:span text:style-name="T15">Exercício regular do poder de polícia</text:span><text:span text:style-name="T17">: ser desempenhado por órgão competente nos limites da lei aplicável com observância do processo legal e, tratando-se de atividade que a lei tenha como discricionária, sem abuso ou desvio de poder.</text:span></text:p>
      <text:p text:style-name="P72"><text:span text:style-name="T17"/></text:p>
      <text:p text:style-name="P73"><text:span text:style-name="T17">STF, RE 614.246-AgR/SP: é </text:span><text:span text:style-name="T15">inconstitucional</text:span><text:span text:style-name="T17"> a cobrança de Taxa de Licença de Localização e Funcionamento pelos municípios </text:span><text:span text:style-name="T13">quando usada como BC o número de empregados</text:span><text:span text:style-name="T17">.</text:span></text:p>
      <text:p text:style-name="P73"><text:span text:style-name="T17"/></text:p>
      <text:p text:style-name="P59"><text:span text:style-name="T17">CF, Art. 145, §2º As </text:span><text:span text:style-name="T15">taxas</text:span><text:span text:style-name="T17"> não poderão ter </text:span><text:span text:style-name="T15">BC</text:span><text:span text:style-name="T17"> própria de </text:span><text:span text:style-name="T15">impostos</text:span><text:span text:style-name="T17">.</text:span></text:p>
      <text:p text:style-name="P59"><text:span text:style-name="T17"/></text:p>
      <text:p text:style-name="P74"><text:span text:style-name="T17">SV 29: é </text:span><text:span text:style-name="T15">constitucional</text:span><text:span text:style-name="T17"> a adoção, no cálculo do valor da </text:span><text:span text:style-name="T15">taxa</text:span><text:span text:style-name="T17">, de </text:span><text:span text:style-name="T13">um ou mais elementos da BC própria de determinado imposto</text:span><text:span text:style-name="T17">, desde que </text:span><text:span text:style-name="T15">não haja integral identidade</text:span><text:span text:style-name="T17"> entre uma base e outra.</text:span></text:p>
      <text:p text:style-name="P74"><text:span text:style-name="T17"/></text:p>
      <text:p text:style-name="P60"><text:span text:style-name="T17">CTN, Art. 77, Parágrafo único. A </text:span><text:span text:style-name="T15">taxa</text:span><text:span text:style-name="T17"> não pode ter BC ou FG idênticos aos que correspondam a </text:span><text:span text:style-name="T15">imposto</text:span><text:span text:style-name="T17">, </text:span><text:span text:style-name="T13">nem ser calculada em função do capital das empresas</text:span><text:span text:style-name="T17">.</text:span></text:p>
      <text:p text:style-name="P80"><text:span text:style-name="T17"/></text:p>
      <text:p text:style-name="P75"><text:span text:style-name="T17">STF: o capital das empresas </text:span><text:span text:style-name="T15">não</text:span><text:span text:style-name="T17"> pode ser usado como BC das taxas, mas pode ser um </text:span><text:span text:style-name="T13">fator de referência</text:span><text:span text:style-name="T17">, para calcular um valor fixo de taxa.</text:span></text:p>
      <text:p text:style-name="P75"><text:span text:style-name="T17"/></text:p>
      <text:p text:style-name="P76"><text:span text:style-name="T17">A rescisão não é possível para as </text:span><text:span text:style-name="T15">taxas</text:span><text:span text:style-name="T17">, mas o é para os </text:span><text:span text:style-name="T15">preços públicos</text:span><text:span text:style-name="T17">, pois estes se originam de um contrato.</text:span></text:p>
      <text:p text:style-name="P76"><text:span text:style-name="T17"/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82">Taxa</text:p>
          </table:table-cell>
          <table:table-cell table:style-name="Tabela2.B1" office:value-type="string">
            <text:p text:style-name="P82">Preço Público <text:span text:style-name="T27">(ou Tarifa)</text:span></text:p>
          </table:table-cell>
        </table:table-row>
        <table:table-row>
          <table:table-cell table:style-name="Tabela2.A2" office:value-type="string">
            <text:p text:style-name="P81">Natureza tributária</text:p>
          </table:table-cell>
          <table:table-cell table:style-name="Tabela2.B2" office:value-type="string">
            <text:p text:style-name="P81">Natureza não tributária</text:p>
          </table:table-cell>
        </table:table-row>
        <table:table-row>
          <table:table-cell table:style-name="Tabela2.A2" office:value-type="string">
            <text:p text:style-name="P81">Decorre de lei</text:p>
          </table:table-cell>
          <table:table-cell table:style-name="Tabela2.B2" office:value-type="string">
            <text:p text:style-name="P81">Decorre de contrato administrativo</text:p>
          </table:table-cell>
        </table:table-row>
        <text:soft-page-break/>
        <table:table-row>
          <table:table-cell table:style-name="Tabela2.A2" office:value-type="string">
            <text:p text:style-name="P81">Não há manifestação da vontade</text:p>
          </table:table-cell>
          <table:table-cell table:style-name="Tabela2.B2" office:value-type="string">
            <text:p text:style-name="P81">Há manifestação da vontade</text:p>
          </table:table-cell>
        </table:table-row>
        <table:table-row>
          <table:table-cell table:style-name="Tabela2.A2" office:value-type="string">
            <text:p text:style-name="P81">Compulsória</text:p>
          </table:table-cell>
          <table:table-cell table:style-name="Tabela2.B2" office:value-type="string">
            <text:p text:style-name="P81">Facultativo</text:p>
          </table:table-cell>
        </table:table-row>
        <table:table-row>
          <table:table-cell table:style-name="Tabela2.A2" office:value-type="string">
            <text:p text:style-name="P81">Direito público</text:p>
          </table:table-cell>
          <table:table-cell table:style-name="Tabela2.B2" office:value-type="string">
            <text:p text:style-name="P81">Direito privado</text:p>
          </table:table-cell>
        </table:table-row>
        <table:table-row>
          <table:table-cell table:style-name="Tabela2.A2" office:value-type="string">
            <text:p text:style-name="P81">Cobrada por PJ de direito público</text:p>
          </table:table-cell>
          <table:table-cell table:style-name="Tabela2.B2" office:value-type="string">
            <text:p text:style-name="P81">Cobrada por PJ de direito público ou privado</text:p>
          </table:table-cell>
        </table:table-row>
        <table:table-row>
          <table:table-cell table:style-name="Tabela2.A2" office:value-type="string">
            <text:p text:style-name="P81">Receita derivada</text:p>
          </table:table-cell>
          <table:table-cell table:style-name="Tabela2.B2" office:value-type="string">
            <text:p text:style-name="P81">Receita originária</text:p>
          </table:table-cell>
        </table:table-row>
      </table:table>
      <text:p text:style-name="P76"><text:span text:style-name="T17"/></text:p>
      <text:p text:style-name="P77"><text:span text:style-name="T17">Serviço de energia elétrica e de água são remunerados por meio de </text:span><text:span text:style-name="T15">tarifas</text:span><text:span text:style-name="T17"> (preço público).</text:span></text:p>
      <text:p text:style-name="P77"><text:span text:style-name="T17"/></text:p>
      <text:p text:style-name="P78"><text:span text:style-name="T17">Serviço postal é remunerado mediante </text:span><text:span text:style-name="T15">taxa</text:span><text:span text:style-name="T17">.</text:span></text:p>
      <text:p text:style-name="P78"><text:span text:style-name="T17"/></text:p>
      <text:p text:style-name="P79"><text:span text:style-name="T17">STF: a cobrança de </text:span><text:span text:style-name="T15">taxa</text:span><text:span text:style-name="T17"> por emissão ou remessa de carnês/guias de recolhimento de tributos é </text:span><text:span text:style-name="T15">inconstitucional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4f2" officeooo:paragraph-rsid="0014d4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e trib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35:55.687806828</meta:creation-date>
    <dc:date>2018-01-26T10:46:26.170815690</dc:date>
    <meta:editing-duration>PT4H25M52S</meta:editing-duration>
    <meta:editing-cycles>59</meta:editing-cycles>
    <meta:generator>LibreOffice/5.2.7.2$Linux_X86_64 LibreOffice_project/20m0$Build-2</meta:generator>
    <meta:document-statistic meta:table-count="2" meta:image-count="0" meta:object-count="0" meta:page-count="5" meta:paragraph-count="115" meta:word-count="1434" meta:character-count="8981" meta:non-whitespace-character-count="7675"/>
  </office:meta>
</office:document-meta>
</file>